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Test run</text:span></text:p>
      <text:p text:style-name="P1"><text:span text:style-name="T1">With Junit jupiter</text:span></text:p>
      <text:p text:style-name="P1"><text:span text:style-name="T1">Use SpringExtension class: @ExtendWith(SpringExtension.class)</text:span></text:p>
      <text:p text:style-name="P1"><text:span text:style-name="T2"/></text:p>
      <text:p text:style-name="P1"><text:span text:style-name="T3">@SpringJUnitConfig<text:s/></text:span><text:span text:style-name="T4">– combination of @ExtendWith(SpringExtension.class)<text:s/></text:span><text:span text:style-name="T5">and</text:span><text:span text:style-name="T6"><text:s/>@ContextConfiguration<text:s/></text:span><text:span text:style-name="T7">and</text:span><text:span text:style-name="T8"><text:s/>@WebAppConfiguration</text:span></text:p>
      <text:p text:style-name="P1"><text:span text:style-name="T9"/></text:p>
      <text:p text:style-name="P1"><text:span text:style-name="T10">@SpringJUnitWebConfig<text:s/></text:span><text:span text:style-name="T11">– combination of @ExtendWith(SpringExtension.class) and @ContextConfiguration</text:span></text:p>
      <text:p text:style-name="P1"><text:span text:style-name="T12"/></text:p>
      <text:p text:style-name="P1"><text:span text:style-name="T13">Context is cached<text:s/></text:span><text:span text:style-name="T14">– NOT created every time before test. Some tests modify context<text:s/></text:span><text:span text:style-name="T15">→</text:span><text:span text:style-name="T16"><text:s/>they should be annotated with<text:s/></text:span><text:span text:style-name="T17">@DirtiesContext</text:span><text:span text:style-name="T18">(has some fields), which is class and method level</text:span></text:p>
      <text:p text:style-name="P1"><text:span text:style-name="T19"/></text:p>
      <text:p text:style-name="P1"><text:span text:style-name="T20">@TestExecutionListeners - ???</text:span></text:p>
      <text:p text:style-name="P1"><text:span text:style-name="T21"/></text:p>
      <text:p text:style-name="P1"><text:span text:style-name="T22">@ContextConfiguration<text:s/></text:span><text:span text:style-name="T23">– to configure ApplicationContext</text:span></text:p>
      <text:p text:style-name="P1"><text:span text:style-name="T24">classes: Class[] - @Configuration classes or @Component, @Service … </text:span></text:p>
      <text:p text:style-name="P1"><text:span text:style-name="T24">locations: String[] - path to xml-configuration, base dir - classpath</text:span></text:p>
      <text:p text:style-name="P1"><text:span text:style-name="T24">initializers: Class&lt;? extends ApplicationContextInitializer&gt;[] - </text:span></text:p>
      <text:p text:style-name="P1"><text:span text:style-name="T24">inheritInitializers: boolean<text:s/></text:span><text:span text:style-name="T25">– true if inherit from test’s super class</text:span></text:p>
      <text:p text:style-name="P1"><text:span text:style-name="T26">inheritLocations: boolean - true if inherit from test’s super class</text:span></text:p>
      <text:p text:style-name="P1"><text:span text:style-name="T26">loader: Class&lt;? extends ContextLoader&gt; - </text:span></text:p>
      <text:p text:style-name="P1"><text:span text:style-name="T26">name: String<text:s/></text:span><text:span text:style-name="T27">– name of context hierarchy(</text:span><text:span text:style-name="T28">see below</text:span><text:span text:style-name="T29">)</text:span></text:p>
      <text:p text:style-name="P1"><text:span text:style-name="T30"/></text:p>
      <text:p text:style-name="P1"><text:span text:style-name="T31">@WebAppConfiguration<text:s/></text:span><text:span text:style-name="T32">– to load WebApplicationContext</text:span></text:p>
      <text:p text:style-name="P1"><text:span text:style-name="T33">value: String<text:s/></text:span><text:span text:style-name="T34">– path to configuration, default is "</text:span><text:a xlink:href="../../../../../../src/main/webapp"><text:span text:style-name="T36">file:src/main/webapp</text:span></text:a><text:span text:style-name="T37">"</text:span></text:p>
      <text:p text:style-name="P1"><text:span text:style-name="T38"/></text:p>
      <text:p text:style-name="P1"><text:span text:style-name="T39">@ContextHierarchy</text:span></text:p>
      <text:p text:style-name="P1"><text:span text:style-name="T39">value: array of {@ContextConfiguration(), @ContextConfiguration(), … }</text:span></text:p>
      <text:p text:style-name="P1"><text:span text:style-name="T39">If you need to merge or override context for some<text:s/></text:span><text:span text:style-name="T40">named</text:span><text:span text:style-name="T41"><text:s/>level of hierarchy specify the same<text:s/></text:span><text:span text:style-name="T42">name</text:span><text:span text:style-name="T43"><text:s/>for @ContextConfiguration</text:span></text:p>
      <text:p text:style-name="P1"><text:span text:style-name="T44"/></text:p>
      <text:p text:style-name="P1"><text:span text:style-name="T45">@ActiveProfiles - activate specific profiles</text:span></text:p>
      <text:p text:style-name="P1"><text:span text:style-name="T45">profiles: String[] - array of profile names</text:span></text:p>
      <text:p text:style-name="P1"><text:span text:style-name="T45">inheritProfiles: boolean<text:s/></text:span><text:span text:style-name="T46">– true if inherit profiles from test’s super class</text:span></text:p>
      <text:p text:style-name="P1"><text:span text:style-name="T47">resolvers: Class&lt;? extends ActiveProfileResolver&gt;[] - if to define profile programmatically</text:span></text:p>
      <text:p text:style-name="P1"><text:span text:style-name="T47"><text:tab/>ActiveProfileResolver has method resolve(), which returns String[] of active profiles</text:span></text:p>
      <text:p text:style-name="P1"><text:span text:style-name="T48"/></text:p>
      <text:p text:style-name="P1"><text:span text:style-name="T49">@TestPropertySource</text:span></text:p>
      <text:p text:style-name="P1"><text:span text:style-name="T49">locations: String[] - path to .properties file, base-dir classpath</text:span></text:p>
      <text:p text:style-name="P1"><text:span text:style-name="T49">properties: String[] - name-value pairs: {“zone=GMT”, “port=32”}</text:span></text:p>
      <text:p text:style-name="P1"><text:span text:style-name="T49">inheritLocations: boolean</text:span></text:p>
      <text:p text:style-name="P1"><text:span text:style-name="T49">inheritProperties: boolean</text:span></text:p>
      <text:p text:style-name="P1"><text:span text:style-name="T50"/></text:p>
      <text:p text:style-name="P1"><text:span text:style-name="T51">@DynamicPropertySource<text:s/></text:span><text:span text:style-name="T52">– method-level, to add properties programmatically</text:span></text:p>
      <text:p text:style-name="P1"><text:span text:style-name="T53">static void foo(</text:span><text:span text:style-name="T54">DynamicPropertyRegistry</text:span><text:span text:style-name="T55"><text:s/>registry) {</text:span></text:p>
      <text:p text:style-name="P1"><text:span text:style-name="T55"><text:tab/>registry.add("server.port",<text:s/></text:span><text:span text:style-name="T56">server::getPort</text:span><text:span text:style-name="T57">); //needs Supplier</text:span></text:p>
      <text:p text:style-name="P1"><text:span text:style-name="T57">}</text:span></text:p>
      <text:p text:style-name="P1"><text:span text:style-name="T58"/></text:p>
      <text:p text:style-name="P1"><text:span text:style-name="T59">@IfProfileValue(name=”name of param”, value=”value of param”) - method level, activate test depending on property</text:span></text:p>
      <text:p text:style-name="P1"><text:span text:style-name="T60"/></text:p>
      <text:p text:style-name="P1"><text:span text:style-name="T60"/></text:p>
      <text:p text:style-name="P1"><text:span text:style-name="T61">Transactions</text:span></text:p>
      <text:p text:style-name="P1"><text:span text:style-name="T62">Default behavior of transaction manager is to<text:s/></text:span><text:span text:style-name="T63">rollback</text:span><text:span text:style-name="T64"><text:s/>after test</text:span></text:p>
      <text:p text:style-name="P1"><text:span text:style-name="T64">@Commit<text:s/></text:span><text:span text:style-name="T65">– method or class level, to make transaction commit</text:span></text:p>
      <text:p text:style-name="P1"><text:span text:style-name="T66">@Rollback(true/false) - method or class level, to make transaction rollback</text:span></text:p>
      <text:p text:style-name="P1"><text:span text:style-name="T67"/></text:p>
      <text:p text:style-name="P1"><text:span text:style-name="T68">@BeforeTransaction<text:s/></text:span><text:span text:style-name="T69">–</text:span><text:span text:style-name="T70"><text:s/>over void method, which should run before transaction start</text:span></text:p>
      <text:p text:style-name="P1"><text:span text:style-name="T70">@AfterTransaction<text:s/></text:span><text:span text:style-name="T71">–</text:span><text:span text:style-name="T72"><text:s/>over void method, which should run after transaction start</text:span></text:p>
      <text:p text:style-name="P1"><text:span text:style-name="T73"/></text:p>
      <text:p text:style-name="P1"><text:span text:style-name="T74">@Timed(millis = 1000)<text:s/></text:span><text:span text:style-name="T75">–</text:span><text:span text:style-name="T76"><text:s/></text:span><text:span text:style-name="T77">waits</text:span><text:span text:style-name="T78"><text:s/>till test finishes; fails it if ran too long</text:span></text:p>
      <text:p text:style-name="P1"><text:span text:style-name="T78">@Repeated(10)<text:s/></text:span><text:span text:style-name="T79">– test will be repeated numer of times(</text:span><text:span text:style-name="T80">with all</text:span><text:span text:style-name="T81"><text:s/>setting before and actions after)</text:span></text:p>
      <text:p text:style-name="P1"><text:span text:style-name="T82"/></text:p>
      <text:p text:style-name="P1"><text:span text:style-name="T83">org.springframework.test.jdbc.JdbcTestUtils<text:s/></text:span><text:span text:style-name="T84">– contains utility methods:</text:span></text:p>
      <text:p text:style-name="P1"><text:span text:style-name="T85">countRowsInTable(…)</text:span></text:p>
      <text:p text:style-name="P1"><text:span text:style-name="T85"><text:tab/>… </text:span></text:p>
      <text:p text:style-name="P1"><text:span text:style-name="T85">deleteFromTable(…)</text:span></text:p>
      <text:p text:style-name="P1"><text:span text:style-name="T86"/></text:p>
      <text:p text:style-name="P1"><text:span text:style-name="T86"/></text:p>
      <text:p text:style-name="P1"><text:span text:style-name="T87">MVC</text:span></text:p>
      <text:p text:style-name="P1"><text:span text:style-name="T88">@AutoConfigureMockMvc over class</text:span></text:p>
      <text:p text:style-name="P1"><text:span text:style-name="T89">or</text:span></text:p>
      <text:p text:style-name="P1"><text:span text:style-name="T90">MockMvc m = MockMvcBuilders.</text:span><text:span text:style-name="T91">standaloneSetup</text:span><text:span text:style-name="T92">(&lt;instance of controller: new SomeCtrl()&gt;).build();</text:span></text:p>
      <text:p text:style-name="P1"><text:span text:style-name="T93">or</text:span><text:span text:style-name="T94"/></text:p>
      <text:p text:style-name="P1"><text:span text:style-name="T94">MockMvc m = MockMvcBuilders.</text:span><text:span text:style-name="T95">webAppContextSetup</text:span><text:span text:style-name="T96">(&lt;WebApplicationContext instance&gt;).build()</text:span></text:p>
      <text:p text:style-name="P1"><text:span text:style-name="T97"/></text:p>
      <text:p text:style-name="P1"><text:span text:style-name="T98">.defaultRequest(get("/").accept(MediaType.APPLICATION_JSON))</text:span></text:p>
      <text:p text:style-name="P1"><text:span text:style-name="T98">.alwaysExpect(status().isOk())</text:span></text:p>
      <text:p text:style-name="P1"><text:span text:style-name="T98">.alwaysExpect(content().contentType("application/json;charset=UTF-8"))</text:span></text:p>
      <text:p text:style-name="P1"><text:span text:style-name="T98">.contextPath("/app").servletPath("/main")</text:span></text:p>
      <text:p text:style-name="P1"><text:span text:style-name="T99"/></text:p>
      <text:p text:style-name="P1"><text:span text:style-name="T100">org.springframework.test.web.servlet.result.MockMvcResultMatchers</text:span></text:p>
      <text:p text:style-name="P1"><text:span text:style-name="T101"/></text:p>
      <text:p text:style-name="P1"><text:span text:style-name="T102">m.perform(get("/").param(“name”, “value”)).andReturn() / andExpect(status().isOk())</text:span></text:p>
      <text:p text:style-name="P1"><text:span text:style-name="T102">.andExpect(jsonPath("$.accountId").value("12345"))<text:s/></text:span><text:span text:style-name="T103">–</text:span><text:span text:style-name="T104"><text:s/>to check accountId value</text:span></text:p>
      <text:p text:style-name="P1"><text:span text:style-name="T104">.andExpect(content().json("&lt;reference json here&gt;")) - to compare json</text:span></text:p>
      <text:p text:style-name="P1"><text:span text:style-name="T105"/></text:p>
      <text:p text:style-name="P1"><text:span text:style-name="T106">mockMvc.perform(multipart("/doc").file("a1", "ABC".getBytes("UTF-8")));</text:span></text:p>
      <text:p text:style-name="P1"><text:span text:style-name="T106">mockMvc.perform(post("/hotels/{id}", 42).accept(MediaType.APPLICATION_JSON));</text:span></text:p>
      <text:p text:style-name="P1"><text:span text:style-name="T107"/></text:p>
      <text:p text:style-name="P1"><text:span text:style-name="T107"/></text:p>
      <text:p text:style-name="P1"><text:span text:style-name="T107"/></text:p>
      <text:p text:style-name="P1"><text:span text:style-name="T10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